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font-size-complex="18pt"/>
    </style:style>
    <style:style style:name="P3" style:family="paragraph" style:parent-style-name="Standard">
      <style:paragraph-properties fo:line-height="150%"/>
    </style:style>
    <style:style style:name="P4" style:family="paragraph" style:parent-style-name="Standard" style:master-page-name="MP0">
      <style:paragraph-properties fo:text-align="center" style:justify-single-word="false" style:page-number="auto" fo:break-before="page"/>
      <style:text-properties fo:font-size="18pt" style:font-name-asian="標楷體" style:font-size-asian="18pt" style:font-size-complex="18pt"/>
    </style:style>
    <style:style style:name="P5" style:family="paragraph" style:parent-style-name="Standard" style:list-style-name="L1">
      <style:paragraph-properties fo:line-height="150%"/>
      <style:text-properties style:font-name="標楷體" fo:font-size="14pt" style:font-name-asian="標楷體" style:font-size-asian="14pt" style:font-size-complex="14pt"/>
    </style:style>
    <style:style style:name="P6" style:family="paragraph" style:parent-style-name="Standard" style:list-style-name="L2">
      <style:paragraph-properties fo:line-height="150%"/>
      <style:text-properties style:font-name="標楷體" fo:font-size="14pt" style:font-name-asian="標楷體" style:font-size-asian="14pt" style:language-asian="zh" style:country-asian="TW" style:font-size-complex="14pt"/>
    </style:style>
    <style:style style:name="P7" style:family="paragraph" style:parent-style-name="Standard" style:list-style-name="L4">
      <style:paragraph-properties fo:line-height="150%"/>
      <style:text-properties style:font-name="標楷體" fo:letter-spacing="0.049cm" style:font-name-asian="標楷體" style:font-size-asian="14pt"/>
    </style:style>
    <style:style style:name="P8" style:family="paragraph" style:parent-style-name="Standard" style:list-style-name="L1">
      <style:paragraph-properties fo:line-height="150%"/>
    </style:style>
    <style:style style:name="P9" style:family="paragraph" style:parent-style-name="Standard" style:list-style-name="L2">
      <style:paragraph-properties fo:line-height="150%"/>
    </style:style>
    <style:style style:name="P10" style:family="paragraph" style:parent-style-name="Standard" style:list-style-name="L4">
      <style:paragraph-properties fo:line-height="150%"/>
    </style:style>
    <style:style style:name="P11" style:family="paragraph" style:parent-style-name="Standard" style:list-style-name="L2">
      <style:paragraph-properties fo:line-height="150%"/>
      <style:text-properties fo:font-size="14pt" style:font-name-asian="標楷體" style:font-size-asian="14pt" style:font-size-complex="14pt"/>
    </style:style>
    <style:style style:name="P12" style:family="paragraph" style:parent-style-name="Standard" style:list-style-name="L2">
      <style:paragraph-properties fo:line-height="150%"/>
      <style:text-properties fo:font-size="14pt" style:font-name-asian="標楷體" style:font-size-asian="14pt" style:language-asian="zh" style:country-asian="TW" style:font-size-complex="14pt"/>
    </style:style>
    <style:style style:name="P13" style:family="paragraph" style:parent-style-name="Standard" style:list-style-name="L2">
      <style:paragraph-properties fo:line-height="150%">
        <style:tab-stops/>
      </style:paragraph-properties>
      <style:text-properties fo:font-size="14pt" style:font-name-asian="標楷體" style:font-size-asian="14pt" style:language-asian="zh" style:country-asian="TW" style:font-size-complex="14pt"/>
    </style:style>
    <style:style style:name="P14" style:family="paragraph" style:parent-style-name="Standard" style:list-style-name="L3">
      <style:paragraph-properties fo:line-height="150%"/>
      <style:text-properties fo:font-size="14pt" style:font-name-asian="標楷體" style:font-size-asian="14pt" style:language-asian="zh" style:country-asian="TW" style:font-size-complex="14pt"/>
    </style:style>
    <style:style style:name="P15" style:family="paragraph" style:parent-style-name="Standard" style:list-style-name="L4">
      <style:paragraph-properties fo:line-height="150%"/>
      <style:text-properties fo:letter-spacing="0.049cm" style:font-name-asian="標楷體" style:font-size-asian="14pt"/>
    </style:style>
    <style:style style:name="T1" style:family="text">
      <style:text-properties style:font-name="標楷體" fo:font-size="14pt" style:font-name-asian="標楷體" style:font-size-asian="14pt" style:font-size-complex="14pt"/>
    </style:style>
    <style:style style:name="T2" style:family="text">
      <style:text-properties style:font-name="標楷體" fo:font-size="14pt" style:font-name-asian="標楷體" style:font-size-asian="14pt" style:language-asian="zh" style:country-asian="TW" style:font-size-complex="14pt"/>
    </style:style>
    <style:style style:name="T3" style:family="text">
      <style:text-properties style:font-name="標楷體" fo:font-size="14pt" fo:letter-spacing="0.049cm" style:font-name-asian="標楷體" style:font-size-asian="14pt" style:language-asian="zh" style:country-asian="TW" style:font-size-complex="14pt"/>
    </style:style>
    <style:style style:name="T4" style:family="text">
      <style:text-properties style:font-name="標楷體" fo:letter-spacing="0.049cm"/>
    </style:style>
    <style:style style:name="T5" style:family="text">
      <style:text-properties fo:font-size="14pt" style:font-name-asian="標楷體" style:font-size-asian="14pt" style:font-size-complex="14pt"/>
    </style:style>
    <style:style style:name="T6" style:family="text">
      <style:text-properties fo:font-size="14pt" style:font-name-asian="標楷體" style:font-size-asian="14pt" style:language-asian="zh" style:country-asian="HK" style:font-size-complex="14pt"/>
    </style:style>
    <style:style style:name="T7" style:family="text">
      <style:text-properties fo:font-size="14pt" style:font-name-asian="標楷體" style:font-size-asian="14pt" style:language-asian="zh" style:country-asian="TW" style:font-size-complex="14pt"/>
    </style:style>
    <style:style style:name="T8" style:family="text">
      <style:text-properties fo:font-size="14pt" fo:language="en" fo:country="US" style:language-asian="zh" style:country-asian="TW"/>
    </style:style>
    <style:style style:name="T9" style:family="text">
      <style:text-properties fo:color="#000000"/>
    </style:style>
    <style:style style:name="T10" style:family="text">
      <style:text-properties fo:color="#000000" fo:language="en" fo:country="US" style:font-size-asian="13.5pt"/>
    </style:style>
    <style:style style:name="T11" style:family="text">
      <style:text-properties fo:color="#000000" fo:font-size="13.5pt" fo:language="en" fo:country="US"/>
    </style:style>
    <style:style style:name="T12" style:family="text">
      <style:text-properties fo:color="#000000" style:font-size-asian="13.5pt"/>
    </style:style>
    <style:style style:name="T13" style:family="text">
      <style:text-properties style:language-asian="zh" style:country-asian="TW"/>
    </style:style>
    <style:style style:name="T14" style:family="text">
      <style:text-properties style:font-name="Times New Roman" fo:font-size="14pt" fo:letter-spacing="0.049cm" fo:language="en" fo:country="US" style:font-name-asian="標楷體" style:font-size-asian="14pt" style:language-asian="zh" style:country-asian="TW" style:font-size-complex="14pt"/>
    </style:style>
    <style:style style:name="T15" style:family="text">
      <style:text-properties style:font-name="Times New Roman" fo:letter-spacing="0.049cm" fo:language="en" fo:country="US"/>
    </style:style>
    <text:list-style style:name="L1">
      <text:list-level-style-number text:level="1" text:style-name="WW_5f_CharLFO1LV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2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2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6LV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WW_5f_CharLFO6LVL2" style:num-prefix="（" style:num-suffix="）" style:num-format="一, 二, 三, ...">
        <style:list-level-properties text:list-level-position-and-space-mode="label-alignment">
          <style:list-level-label-alignment text:label-followed-by="nothing" fo:text-indent="-1.529cm" fo:margin-left="2.1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基隆市安樂地政事務所</text:p>
      <text:p text:style-name="P2">107年度1月份第1次主管會議紀錄</text:p>
      <text:p text:style-name="P2"/>
      <text:list xml:id="list7477565997052318898" text:style-name="L1">
        <text:list-item>
          <text:p text:style-name="P5">時間：中華民國107年1月<text:span text:style-name="T13">10</text:span>日<text:span text:style-name="T13">下</text:span>午<text:span text:style-name="T13">2</text:span>時整</text:p>
        </text:list-item>
        <text:list-item>
          <text:p text:style-name="P5">地點：三樓民眾談室</text:p>
        </text:list-item>
        <text:list-item>
          <text:p text:style-name="P5">主席：代理主任戴清文</text:p>
        </text:list-item>
        <text:list-item>
          <text:p text:style-name="P8"><text:span text:style-name="預設段落字型"><text:span text:style-name="T1">出席人員：戴清文、周力行、游玉玲、李美玲</text:span></text:span><text:span text:style-name="預設段落字型"><text:span text:style-name="T2"> <text:s text:c="7"/></text:span></text:span><text:span text:style-name="預設段落字型"><text:span text:style-name="T1"><text:s text:c="4"/>紀錄：陳苑蒨</text:span></text:span></text:p>
        </text:list-item>
        <text:list-item>
          <text:p text:style-name="P5">各單位報告事項：</text:p>
        </text:list-item>
      </text:list>
      <text:list xml:id="list8431674213123061269" text:style-name="L2">
        <text:list-item>
          <text:p text:style-name="P11">第一課</text:p>
          <text:list>
            <text:list-item>
              <text:p text:style-name="P12">本課106年12月業務推動情形如下：</text:p>
              <text:list>
                <text:list-item>
                  <text:p text:style-name="P11">登記案件(含一般、速件、限制登記)：<text:span text:style-name="T13">2</text:span>,<text:span text:style-name="T13">045</text:span>件，土地<text:span text:style-name="T13">5</text:span>,<text:span text:style-name="T13">239</text:span>筆、建物<text:span text:style-name="T13">2</text:span>,1<text:span text:style-name="T13">78</text:span>棟。</text:p>
                </text:list-item>
                <text:list-item>
                  <text:p text:style-name="P12">辦理更正案件：23件、土地：52筆、建物：17棟，多數為公有土地登記資料異常之更正。</text:p>
                </text:list-item>
                <text:list-item>
                  <text:p text:style-name="P11">午休諮詢不打烊服務：<text:span text:style-name="T13">166</text:span>件。</text:p>
                </text:list-item>
                <text:list-item>
                  <text:p text:style-name="P11">到府服務案件：0件。</text:p>
                </text:list-item>
                <text:list-item>
                  <text:p text:style-name="P11">延長服務預約領件：<text:span text:style-name="T13">0</text:span>件<text:span text:style-name="T13">。</text:span></text:p>
                </text:list-item>
                <text:list-item>
                  <text:p text:style-name="P12">線上預約申請信託專簿：0件。</text:p>
                </text:list-item>
                <text:list-item>
                  <text:p text:style-name="P12">受理人民申請退還當年度屬2萬元以下地政規費案件：5件。</text:p>
                </text:list-item>
                <text:list-item>
                  <text:p text:style-name="P12">暫存列管公文：0件。</text:p>
                </text:list-item>
                <text:list-item>
                  <text:p text:style-name="P12">法令研討2次，分別於12月11、26日辦理。</text:p>
                </text:list-item>
              </text:list>
            </text:list-item>
            <text:list-item>
              <text:p text:style-name="P13">基隆市政府將於1月24日上午至本所辦理公文處理績效查核作業，目前已積極準備相關資料受檢。</text:p>
            </text:list-item>
            <text:list-item>
              <text:p text:style-name="P13">有關權利、義務人、非專業代理人、地政士或登記助理員送件時，收件等相關人員應行注意及查核事項、作業流程，本課業於1月9日辦理教育訓練，請同仁務必依規辦理。</text:p>
            </text:list-item>
          </text:list>
        </text:list-item>
        <text:list-item>
          <text:p text:style-name="P12">第二課</text:p>
          <text:list>
            <text:list-item>
              <text:p text:style-name="P9"><text:span text:style-name="T3">為確保測量成果品質，於</text:span><text:span text:style-name="T14">1</text:span><text:span text:style-name="T3">月</text:span><text:span text:style-name="T14">2</text:span><text:span text:style-name="T3">日派員至本市七堵簡易基線場</text:span><text:soft-page-break/><text:span text:style-name="T3">辦理電子測距經緯儀檢校作業。 </text:span></text:p>
            </text:list-item>
            <text:list-item>
              <text:p text:style-name="P12"><text:span text:style-name="T15">106</text:span><text:span text:style-name="T4">年度安樂自辦重測區重測成果正辦理公告，公告時間自</text:span><text:span text:style-name="T15">106</text:span><text:span text:style-name="T4">年</text:span><text:span text:style-name="T15">12</text:span><text:span text:style-name="T4">月</text:span><text:span text:style-name="T15">20</text:span><text:span text:style-name="T4">日起至</text:span><text:span text:style-name="T15">107</text:span><text:span text:style-name="T4">年</text:span><text:span text:style-name="T15">1</text:span><text:span text:style-name="T4">月</text:span><text:span text:style-name="T15">19</text:span><text:span text:style-name="T4">日止，公告</text:span><text:span text:style-name="T15">30</text:span><text:span text:style-name="T4">日。 <text:s text:c="4"/></text:span></text:p>
            </text:list-item>
            <text:list-item>
              <text:p text:style-name="P12"><text:span text:style-name="T4">有關</text:span><text:span text:style-name="T15">107</text:span><text:span text:style-name="T4">年度中山區仙洞段重測委外發包作業，已上網公告委外招標中，</text:span><text:span text:style-name="T15">1</text:span><text:span text:style-name="T4">月</text:span><text:span text:style-name="T15">17</text:span><text:span text:style-name="T4">日公告截止並辦理資格標審查，</text:span><text:span text:style-name="T15">1</text:span><text:span text:style-name="T4">月</text:span><text:span text:style-name="T15">22</text:span><text:span text:style-name="T4">日辦理評選及議價作業。 <text:s/></text:span></text:p>
            </text:list-item>
            <text:list-item>
              <text:p text:style-name="P12"><text:span text:style-name="T4">有關</text:span><text:span text:style-name="T15">107</text:span><text:span text:style-name="T4">年度中山區中山段重測實施計畫書已陳報基隆市政府轉陳內政部核定。 </text:span></text:p>
            </text:list-item>
            <text:list-item>
              <text:p text:style-name="P12"><text:span text:style-name="T4">本課</text:span><text:span text:style-name="T15">2</text:span><text:span text:style-name="T4">名測量助理職缺徵才已於</text:span><text:span text:style-name="T15">1</text:span><text:span text:style-name="T4">月</text:span><text:span text:style-name="T15">5</text:span><text:span text:style-name="T4">日辦理面試。 <text:s text:c="4"/></text:span></text:p>
            </text:list-item>
          </text:list>
        </text:list-item>
        <text:list-item>
          <text:p text:style-name="P12">第三課</text:p>
          <text:list>
            <text:list-item>
              <text:p text:style-name="P9"><text:span text:style-name="預設段落字型"><text:span text:style-name="T5">送交總務之本所106年</text:span></text:span><text:span text:style-name="預設段落字型"><text:span text:style-name="T7">12</text:span></text:span><text:span text:style-name="預設段落字型"><text:span text:style-name="T5">月奉核以零用金支付案件共3</text:span></text:span><text:span text:style-name="預設段落字型"><text:span text:style-name="T7">7</text:span></text:span><text:span text:style-name="預設段落字型"><text:span text:style-name="T5">件，均已領取；另本所106年</text:span></text:span><text:span text:style-name="預設段落字型"><text:span text:style-name="T7">12</text:span></text:span><text:span text:style-name="預設段落字型"><text:span text:style-name="T5">月</text:span></text:span><text:span text:style-name="預設段落字型"><text:span text:style-name="T7">無</text:span></text:span><text:span text:style-name="預設段落字型"><text:span text:style-name="T5">2萬元以上及跨年度退費申請案</text:span></text:span><text:span text:style-name="預設段落字型"><text:span text:style-name="T5">。</text:span></text:span></text:p>
            </text:list-item>
            <text:list-item>
              <text:p text:style-name="P9"><text:span text:style-name="預設段落字型"><text:span text:style-name="T5">本課106年</text:span></text:span><text:span text:style-name="預設段落字型"><text:span text:style-name="T7">12</text:span></text:span><text:span text:style-name="預設段落字型"><text:span text:style-name="T5">月無民眾投訴，「電話代查公告現值創新服務」、「網路申請歷年公告地價資料」及「網路申請檔案閱覽抄錄複製」業於網路宣導，電話代查服務106年</text:span></text:span><text:span text:style-name="預設段落字型"><text:span text:style-name="T7">12</text:span></text:span><text:span text:style-name="預設段落字型"><text:span text:style-name="T5">月共服務</text:span></text:span><text:span text:style-name="預設段落字型"><text:span text:style-name="T7">5</text:span></text:span><text:span text:style-name="預設段落字型"><text:span text:style-name="T6">件</text:span></text:span><text:span text:style-name="預設段落字型"><text:span text:style-name="T5">。</text:span></text:span></text:p>
            </text:list-item>
            <text:list-item>
              <text:p text:style-name="P9"><text:span text:style-name="預設段落字型"><text:span text:style-name="T7">本所106年檔案管理績效查報告暨自評表已函報市府，1月24日受考資料正積極準備中</text:span></text:span>。</text:p>
            </text:list-item>
            <text:list-item>
              <text:p text:style-name="P6">本課地籍資料清點表，已送交研考彙辦；107年各區公保地清冊、地價及非都統計報表已完成報送，地價區段圖、略圖及分布圖已摺疊上架。</text:p>
            </text:list-item>
          </text:list>
        </text:list-item>
        <text:list-item>
          <text:p text:style-name="P12">會計</text:p>
        </text:list-item>
      </text:list>
      <text:list xml:id="list8008050821069848925" text:style-name="L3">
        <text:list-item>
          <text:list>
            <text:list-item>
              <text:p text:style-name="P14"><text:span text:style-name="預設段落字型">依據106年12月5日基府主歲貳字第1060253990號函，申請保留者，於2月1日前送市府主計處彙整，本所重測案尾款保留案預計107年1月16日逕送市府主計處。</text:span></text:p>
            </text:list-item>
            <text:list-item>
              <text:p text:style-name="P14"><text:span text:style-name="預設段落字型">依據106年12月27日基府財務貳字第1060254603號函，為辦理本府106年度歲入決算事宜，106年度歲入保留申請表及以前年度歲入保留申請表，請於107年1月22日前送市府財政處彙整，本所已於107年</text:span><text:soft-page-break/><text:span text:style-name="預設段落字型">1月9日逕送市府財政處。</text:span></text:p>
            </text:list-item>
          </text:list>
        </text:list-item>
      </text:list>
      <text:list xml:id="list33626560" text:continue-list="list8431674213123061269" text:style-name="L2">
        <text:list-item>
          <text:p text:style-name="P12">人事</text:p>
          <text:list>
            <text:list-item>
              <text:p text:style-name="P12"><text:span text:style-name="T12">為激勵公務人員自我期許，促使全體公務人員發揮見賢思齊之效，行政院人事行政總處業將</text:span><text:span text:style-name="T11">106</text:span><text:span text:style-name="T12">年行政院模範公務人員事蹟簡介電子檔，登載於該總處「全球資訊網」（</text:span><text:span text:style-name="T11">http</text:span><text:span text:style-name="T12">：</text:span><text:span text:style-name="T11">//www.dgpa.gov.tw</text:span><text:span text:style-name="T12">）之「培訓考用處」－「差勤獎懲」，請參閱。</text:span></text:p>
            </text:list-item>
            <text:list-item>
              <text:p text:style-name="P12"><text:span text:style-name="T9">檢送考試院與行政院民國</text:span><text:span text:style-name="T10">106</text:span><text:span text:style-name="T9">年</text:span><text:span text:style-name="T10">12</text:span><text:span text:style-name="T9">年</text:span><text:span text:style-name="T10">13</text:span><text:span text:style-name="T9">日會銜修正發布之公務人員因公涉訟輔助辦法修正條文、修正總說明及修正條文對照表各</text:span><text:span text:style-name="T10">1</text:span><text:span text:style-name="T9">份，相關訊息請至本所網站查閱。</text:span><text:span text:style-name="T12"> </text:span></text:p>
            </text:list-item>
            <text:list-item>
              <text:p text:style-name="P12"><text:span text:style-name="T12">有關降調人員陞任評分採計疑義一案，經行政院人事行政總處會議研商獲致結論如說明，</text:span><text:span text:style-name="T9">相關訊息請至本所網站查閱。</text:span><text:span text:style-name="T12"> </text:span></text:p>
            </text:list-item>
            <text:list-item>
              <text:p text:style-name="P12"><text:span text:style-name="T9">「行政院與所屬中央及地方各機關聘僱人員給假辦法」第三條、第五條、第八條條文，業經行政院於</text:span><text:span text:style-name="T10">106</text:span><text:span text:style-name="T9">年</text:span><text:span text:style-name="T10">12</text:span><text:span text:style-name="T9">月</text:span><text:span text:style-name="T10">29</text:span><text:span text:style-name="T9">日以院授人培字第</text:span><text:span text:style-name="T10">10600654192</text:span><text:span text:style-name="T9">號令修正發布，相關訊息請至本所網站查閱。</text:span><text:span text:style-name="T12"> </text:span></text:p>
            </text:list-item>
            <text:list-item>
              <text:p text:style-name="P12"><text:span text:style-name="T9">行政院核定</text:span><text:span text:style-name="T10">107</text:span><text:span text:style-name="T9">及</text:span><text:span text:style-name="T10">108</text:span><text:span text:style-name="T9">年「國民旅遊卡」制度，維持現行休假補助費新臺幣</text:span><text:span text:style-name="T10">8,000</text:span><text:span text:style-name="T9">元限用於觀光旅遊之規定，請轉知所屬知照。</text:span><text:span text:style-name="T12"> </text:span></text:p>
            </text:list-item>
            <text:list-item>
              <text:p text:style-name="P12"><text:span text:style-name="T9">有關「</text:span><text:span text:style-name="T10">2018</text:span><text:span text:style-name="T9">國民旅遊卡特約商店優惠年鑑」，請自行上網至國民旅遊卡特約商店聯盟網站（</text:span><text:span text:style-name="T10">http://www.07168.net/ebooks.html</text:span><text:span text:style-name="T9">）下載電子書參閱。</text:span><text:span text:style-name="T12"> </text:span></text:p>
            </text:list-item>
            <text:list-item>
              <text:p text:style-name="P12"><text:span text:style-name="T9">有關全國公教員工網路購書優惠方案</text:span><text:span text:style-name="T10">107</text:span><text:span text:style-name="T9">年</text:span><text:span text:style-name="T10">1</text:span><text:span text:style-name="T9">至</text:span><text:span text:style-name="T10">2</text:span><text:span text:style-name="T9">月專屬活動訊息，詳見網頁：</text:span><text:span text:style-name="T10">(</text:span><text:a xlink:type="simple" xlink:href="https://goo.gl/xghfCR" text:style-name="Internet_20_link" text:visited-style-name="Visited_20_Internet_20_Link">https://goo.gl/xghfCR</text:a><text:span text:style-name="T10">)</text:span><text:span text:style-name="T9">，請參閱。</text:span><text:span text:style-name="T12"> </text:span></text:p>
            </text:list-item>
            <text:list-item>
              <text:p text:style-name="P12"><text:span text:style-name="T9">檢送「一百零六年軍公教人員年終工作獎金發給注意事項」及逐點說明各</text:span><text:span text:style-name="T10">1</text:span><text:span text:style-name="T9">份，有關發給注意事項第</text:span><text:span text:style-name="T10">4</text:span><text:span text:style-name="T9">點規定，發給日期為</text:span><text:span text:style-name="T10">107</text:span><text:span text:style-name="T9">年</text:span><text:span text:style-name="T10">2</text:span><text:span text:style-name="T9">月</text:span><text:span text:style-name="T10">6</text:span><text:span text:style-name="T9">日，相關訊息請至本所網站查閱。</text:span><text:span text:style-name="T12"> </text:span></text:p>
            </text:list-item>
            <text:list-item>
              <text:p text:style-name="P12"><text:span text:style-name="T9">有關國家文官學院辦理本（</text:span><text:span text:style-name="T10">107</text:span><text:span text:style-name="T9">）年度公務人員專書閱讀心得寫作及閱讀推廣競賽活動，請同仁踴躍參加，相關訊息請至本所網站查閱。</text:span><text:span text:style-name="T12"> </text:span><text:span text:style-name="T9"><text:s/></text:span></text:p>
            </text:list-item>
          </text:list>
        </text:list-item>
      </text:list>
      <text:p text:style-name="P3"/>
      <text:list xml:id="list6828689896637083865" text:style-name="L4">
        <text:list-item>
          <text:p text:style-name="P10"><text:span text:style-name="預設段落字型"><text:span text:style-name="T1">主席指示事項</text:span></text:span></text:p>
          <text:list>
            <text:list-item>
              <text:p text:style-name="P15"><text:soft-page-break/><text:span text:style-name="T13">本所</text:span><text:span text:style-name="T8">106</text:span><text:span text:style-name="T13">年度安樂重測區重測成果即將公告屆滿，後續轉檔</text:span><text:span text:style-name="T8">(</text:span><text:span text:style-name="T13">圖籍、地籍、地價等</text:span><text:span text:style-name="T8">)</text:span><text:span text:style-name="T13">作業應及早準備，倘作業程序及軟體操作不孰悉，應速洽宜蘭縣羅東地政事務所、新北市汐止地政事務所協助及輔導。</text:span></text:p>
            </text:list-item>
            <text:list-item>
              <text:p text:style-name="P15"><text:span text:style-name="T13">有關基隆市政府1月24日至本所辦理公文處理績效查核作業，請積極準備資料受檢。 <text:s/></text:span></text:p>
              <text:p text:style-name="P7"><text:s/></text:p>
            </text:list-item>
          </text:list>
        </text:list-item>
        <text:list-item>
          <text:p text:style-name="P10"><text:span text:style-name="預設段落字型"><text:span text:style-name="T1">散會：</text:span></text:span><text:span text:style-name="預設段落字型"><text:span text:style-name="T2">下</text:span></text:span><text:span text:style-name="預設段落字型"><text:span text:style-name="T1">午</text:span></text:span><text:span text:style-name="預設段落字型"><text:span text:style-name="T2">2</text:span></text:span><text:span text:style-name="預設段落字型"><text:span text:style-name="T1">時</text:span></text:span><text:span text:style-name="預設段落字型"><text:span text:style-name="T2">4</text:span></text:span><text:span text:style-name="預設段落字型"><text:span text:style-name="T1">0</text:span></text:span><text:span text:style-name="預設段落字型"><text:span text:style-name="T2">分</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TW"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標號"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9pt" fo:hyphenate="true" fo:hyphenation-remain-char-count="0" fo:hyphenation-push-char-count="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預設段落字型" style:family="text"/>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頁首_20_字元" style:display-name="頁首 字元" style:family="text" style:parent-style-name="預設段落字型">
      <style:text-properties fo:font-size="10pt" style:font-size-asian="10pt" style:font-size-complex="9pt"/>
    </style:style>
    <style:style style:name="WW_5f_CharLFO1LVL1" style:display-name="WW_CharLFO1LVL1" style:family="text">
      <style:text-properties style:font-name="標楷體" fo:font-size="14pt" style:font-name-asian="標楷體" style:font-size-asian="14pt" style:font-size-complex="14pt"/>
    </style:style>
    <style:style style:name="WW_5f_CharLFO2LVL2" style:display-name="WW_CharLFO2LVL2" style:family="text">
      <style:text-properties fo:font-size="14pt" style:font-size-asian="14pt" style:font-size-complex="14pt"/>
    </style:style>
    <style:style style:name="WW_5f_CharLFO2LVL3" style:display-name="WW_CharLFO2LVL3" style:family="text">
      <style:text-properties fo:font-size="14pt" style:font-name-asian="標楷體" style:font-size-asian="14pt" style:font-size-complex="14pt"/>
    </style:style>
    <style:style style:name="WW_5f_CharLFO2LVL4" style:display-name="WW_CharLFO2LVL4" style:family="text">
      <style:text-properties style:font-name="StarSymbol" style:font-name-asian="OpenSymbol" style:font-name-complex="OpenSymbol"/>
    </style:style>
    <style:style style:name="WW_5f_CharLFO3LVL1" style:display-name="WW_CharLFO3LVL1" style:family="text">
      <style:text-properties fo:font-size="14pt" style:font-name-asian="標楷體" style:font-size-asian="14pt" style:font-size-complex="14pt"/>
    </style:style>
    <style:style style:name="WW_5f_CharLFO3LVL2" style:display-name="WW_CharLFO3LVL2" style:family="text">
      <style:text-properties fo:font-size="14pt" style:font-name-asian="標楷體" style:font-size-asian="14pt" style:font-size-complex="14pt"/>
    </style:style>
    <style:style style:name="WW_5f_CharLFO3LVL3" style:display-name="WW_CharLFO3LVL3" style:family="text">
      <style:text-properties fo:font-size="14pt" style:font-name-asian="標楷體" style:font-size-asian="14pt" style:font-size-complex="14pt"/>
    </style:style>
    <style:style style:name="WW_5f_CharLFO3LVL4" style:display-name="WW_CharLFO3LVL4" style:family="text">
      <style:text-properties fo:font-size="14pt" style:font-name-asian="標楷體" style:font-size-asian="14pt" style:font-size-complex="14pt"/>
    </style:style>
    <style:style style:name="WW_5f_CharLFO3LVL5" style:display-name="WW_CharLFO3LVL5" style:family="text">
      <style:text-properties fo:font-size="14pt" style:font-name-asian="標楷體" style:font-size-asian="14pt" style:font-size-complex="14pt"/>
    </style:style>
    <style:style style:name="WW_5f_CharLFO3LVL6" style:display-name="WW_CharLFO3LVL6" style:family="text">
      <style:text-properties fo:font-size="14pt" style:font-name-asian="標楷體" style:font-size-asian="14pt" style:font-size-complex="14pt"/>
    </style:style>
    <style:style style:name="WW_5f_CharLFO3LVL7" style:display-name="WW_CharLFO3LVL7" style:family="text">
      <style:text-properties fo:font-size="14pt" style:font-name-asian="標楷體" style:font-size-asian="14pt" style:font-size-complex="14pt"/>
    </style:style>
    <style:style style:name="WW_5f_CharLFO3LVL8" style:display-name="WW_CharLFO3LVL8" style:family="text">
      <style:text-properties fo:font-size="14pt" style:font-name-asian="標楷體" style:font-size-asian="14pt" style:font-size-complex="14pt"/>
    </style:style>
    <style:style style:name="WW_5f_CharLFO3LVL9" style:display-name="WW_CharLFO3LVL9" style:family="text">
      <style:text-properties fo:font-size="14pt" style:font-name-asian="標楷體" style:font-size-asian="14pt" style:font-size-complex="14pt"/>
    </style:style>
    <style:style style:name="WW_5f_CharLFO5LVL2" style:display-name="WW_CharLFO5LVL2" style:family="text">
      <style:text-properties fo:font-size="14pt" style:font-size-asian="14pt"/>
    </style:style>
    <style:style style:name="WW_5f_CharLFO5LVL3" style:display-name="WW_CharLFO5LVL3" style:family="text">
      <style:text-properties fo:font-size="14pt" style:font-name-asian="標楷體" style:font-size-asian="14pt" style:font-size-complex="14pt"/>
    </style:style>
    <style:style style:name="WW_5f_CharLFO5LVL4" style:display-name="WW_CharLFO5LVL4" style:family="text">
      <style:text-properties style:font-name="StarSymbol" style:font-name-asian="OpenSymbol" style:font-name-complex="OpenSymbol"/>
    </style:style>
    <style:style style:name="WW_5f_CharLFO6LVL1" style:display-name="WW_CharLFO6LVL1" style:family="text">
      <style:text-properties style:font-name="標楷體" fo:font-size="14pt" style:font-name-asian="標楷體" style:font-size-asian="14pt"/>
    </style:style>
    <style:style style:name="WW_5f_CharLFO6LVL2" style:display-name="WW_CharLFO6LVL2" style:family="text">
      <style:text-properties fo:font-size="14pt" style:font-name-asian="標楷體" style:font-size-asian="14pt"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4</text:page-number>/<text:page-count>4</text:page-cou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登記課 安樂地政</meta:initial-creator>
    <dc:creator>安樂地政 </dc:creator>
    <meta:creation-date>2016-06-29T13:28:00Z</meta:creation-date>
    <dc:date>2018-01-15T13:44:36.61</dc:date>
    <meta:editing-cycles>105</meta:editing-cycles>
    <meta:editing-duration>PT12H18M33S</meta:editing-duration>
    <meta:printed-by>安樂地政 </meta:printed-by>
    <meta:print-date>2018-01-15T09:24:09.47</meta:print-date>
    <meta:document-statistic meta:table-count="0" meta:image-count="0" meta:object-count="0" meta:page-count="4" meta:paragraph-count="50" meta:word-count="1780" meta:character-count="2088"/>
    <meta:template xlink:type="simple" xlink:actuate="onRequest" xlink:title="" xlink:href="../../../研考/研考/研考/會議資料/主管會議_週/1.會議紀錄/主管會議-1060414.odt/Normal"/>
  </office:meta>
</office:document-meta>
</file>